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avid" svg:font-family="David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516726b" officeooo:paragraph-rsid="06064660"/>
    </style:style>
    <style:style style:name="P4" style:family="paragraph" style:parent-style-name="Text_20_body">
      <style:text-properties officeooo:rsid="051857fb" officeooo:paragraph-rsid="06064660"/>
    </style:style>
    <style:style style:name="P5" style:family="paragraph" style:parent-style-name="Text_20_body">
      <style:text-properties officeooo:rsid="05c4dfb6" officeooo:paragraph-rsid="060f2395"/>
    </style:style>
    <style:style style:name="P6" style:family="paragraph" style:parent-style-name="Text_20_body">
      <style:paragraph-properties fo:margin-top="0in" fo:margin-bottom="0.0181in" style:contextual-spacing="false"/>
      <style:text-properties officeooo:rsid="05707a8f" officeooo:paragraph-rsid="05707a8f"/>
    </style:style>
    <style:style style:name="P7" style:family="paragraph" style:parent-style-name="Text_20_body">
      <style:paragraph-properties fo:margin-top="0in" fo:margin-bottom="0.0181in" style:contextual-spacing="false"/>
      <style:text-properties officeooo:paragraph-rsid="05dee598"/>
    </style:style>
    <style:style style:name="P8" style:family="paragraph" style:parent-style-name="Heading_20_2">
      <style:paragraph-properties fo:margin-top="0in" fo:margin-bottom="0.0181in" style:contextual-spacing="false"/>
      <style:text-properties style:font-name="Courier New" fo:font-size="10pt" officeooo:paragraph-rsid="0604d8db" style:font-size-asian="10pt" style:font-size-complex="10pt"/>
    </style:style>
    <style:style style:name="P9" style:family="paragraph" style:parent-style-name="Text_20_body">
      <style:paragraph-properties fo:text-align="start" style:justify-single-word="false" style:writing-mode="lr-tb"/>
      <style:text-properties fo:font-style="italic" officeooo:rsid="051857fb" officeooo:paragraph-rsid="06064660" style:font-style-asian="italic" style:font-style-complex="italic"/>
    </style:style>
    <style:style style:name="P10" style:family="paragraph" style:parent-style-name="Text_20_body">
      <style:paragraph-properties fo:text-align="start" style:justify-single-word="false" style:writing-mode="lr-tb"/>
      <style:text-properties fo:font-style="italic" officeooo:rsid="051857fb" officeooo:paragraph-rsid="06120dab" style:font-style-asian="italic" style:font-style-complex="italic"/>
    </style:style>
    <style:style style:name="P11" style:family="paragraph" style:parent-style-name="Heading_20_2">
      <style:text-properties officeooo:paragraph-rsid="05daeaff"/>
    </style:style>
    <style:style style:name="P12" style:family="paragraph" style:parent-style-name="Heading_20_2">
      <style:text-properties officeooo:paragraph-rsid="06064660"/>
    </style:style>
    <style:style style:name="P13" style:family="paragraph" style:parent-style-name="Heading_20_2">
      <style:text-properties officeooo:paragraph-rsid="060e01c3"/>
    </style:style>
    <style:style style:name="P14" style:family="paragraph" style:parent-style-name="Heading_20_2">
      <style:text-properties officeooo:paragraph-rsid="060f2395"/>
    </style:style>
    <style:style style:name="P15" style:family="paragraph" style:parent-style-name="Text_20_body">
      <style:paragraph-properties fo:text-align="end" style:justify-single-word="false" style:writing-mode="rl-tb"/>
      <style:text-properties officeooo:rsid="06120dab" officeooo:paragraph-rsid="06064660"/>
    </style:style>
    <style:style style:name="P16" style:family="paragraph" style:parent-style-name="Text_20_body">
      <style:paragraph-properties fo:text-align="end" style:justify-single-word="false" style:writing-mode="rl-tb"/>
      <style:text-properties officeooo:rsid="06120dab" officeooo:paragraph-rsid="06120dab"/>
    </style:style>
    <style:style style:name="P17" style:family="paragraph" style:parent-style-name="Heading_20_1">
      <style:paragraph-properties fo:line-height="100%"/>
      <style:text-properties officeooo:paragraph-rsid="04af6545"/>
    </style:style>
    <style:style style:name="P18" style:family="paragraph" style:parent-style-name="Heading_20_2">
      <style:text-properties officeooo:paragraph-rsid="061db31d"/>
    </style:style>
    <style:style style:name="P19" style:family="paragraph" style:parent-style-name="Heading_20_2">
      <style:paragraph-properties fo:line-height="100%"/>
      <style:text-properties officeooo:paragraph-rsid="05e25695"/>
    </style:style>
    <style:style style:name="P20" style:family="paragraph" style:parent-style-name="Heading_20_2">
      <style:paragraph-properties fo:margin-top="0in" fo:margin-bottom="0.0181in" style:contextual-spacing="false" fo:line-height="100%"/>
      <style:text-properties style:font-name="David CLM" fo:language="en" fo:country="US" style:text-underline-style="none" fo:font-weight="normal" officeooo:rsid="06007ef7" officeooo:paragraph-rsid="0613f8ba" style:font-weight-asian="normal" style:font-name-complex="David CLM" style:font-weight-complex="normal"/>
    </style:style>
    <style:style style:name="P21" style:family="paragraph" style:parent-style-name="Standard">
      <style:paragraph-properties fo:margin-top="0in" fo:margin-bottom="0.0181in" style:contextual-spacing="false"/>
      <style:text-properties style:font-name="David" fo:language="en" fo:country="US" style:text-underline-style="none" fo:font-weight="normal" officeooo:rsid="061f944d" officeooo:paragraph-rsid="061f944d" style:font-weight-asian="normal" style:font-name-complex="David CLM" style:font-weight-complex="normal"/>
    </style:style>
    <style:style style:name="P22" style:family="paragraph" style:parent-style-name="Standard">
      <style:text-properties style:font-name="David" officeooo:rsid="064d53b4" officeooo:paragraph-rsid="061db31d"/>
    </style:style>
    <style:style style:name="P23" style:family="paragraph" style:parent-style-name="Standard">
      <style:text-properties style:font-name="David" officeooo:paragraph-rsid="061db31d"/>
    </style:style>
    <style:style style:name="P24" style:family="paragraph" style:parent-style-name="Standard">
      <style:text-properties officeooo:paragraph-rsid="061db31d"/>
    </style:style>
    <style:style style:name="P25" style:family="paragraph" style:parent-style-name="Standard">
      <style:text-properties officeooo:paragraph-rsid="05e38a4d"/>
    </style:style>
    <style:style style:name="P26" style:family="paragraph" style:parent-style-name="Standard">
      <style:text-properties officeooo:rsid="062c4cf1" officeooo:paragraph-rsid="062c4cf1"/>
    </style:style>
    <style:style style:name="P27" style:family="paragraph" style:parent-style-name="Text_20_body">
      <style:paragraph-properties fo:line-height="100%"/>
      <style:text-properties officeooo:rsid="04af6545" officeooo:paragraph-rsid="061be8f6"/>
    </style:style>
    <style:style style:name="P28" style:family="paragraph" style:parent-style-name="Text_20_body">
      <style:text-properties officeooo:paragraph-rsid="060f2395"/>
    </style:style>
    <style:style style:name="P29" style:family="paragraph" style:parent-style-name="Text_20_body">
      <style:text-properties officeooo:rsid="062c4cf1" officeooo:paragraph-rsid="062c4cf1"/>
    </style:style>
    <style:style style:name="P30" style:family="paragraph" style:parent-style-name="Text_20_body">
      <style:text-properties officeooo:paragraph-rsid="062c4cf1"/>
    </style:style>
    <style:style style:name="P31" style:family="paragraph" style:parent-style-name="Text_20_body">
      <style:text-properties officeooo:paragraph-rsid="062d5bba"/>
    </style:style>
    <style:style style:name="P32" style:family="paragraph" style:parent-style-name="Text_20_body">
      <style:text-properties officeooo:rsid="062dc3cb" officeooo:paragraph-rsid="062dc3cb"/>
    </style:style>
    <style:style style:name="P33" style:family="paragraph" style:parent-style-name="Text_20_body">
      <style:text-properties style:font-name="David CLM" fo:language="en" fo:country="US" style:text-underline-style="none" fo:font-weight="normal" officeooo:rsid="05f8e71a" officeooo:paragraph-rsid="060e01c3" style:font-weight-asian="normal" style:font-name-complex="David CLM" style:font-weight-complex="normal"/>
    </style:style>
    <style:style style:name="P34" style:family="paragraph" style:parent-style-name="Text_20_body">
      <style:text-properties officeooo:rsid="062fc1c9" officeooo:paragraph-rsid="062fc1c9"/>
    </style:style>
    <style:style style:name="P35" style:family="paragraph" style:parent-style-name="Text_20_body">
      <style:text-properties officeooo:paragraph-rsid="0636fda9"/>
    </style:style>
    <style:style style:name="P36" style:family="paragraph" style:parent-style-name="Text_20_body" style:list-style-name="L1">
      <style:paragraph-properties fo:margin-top="0in" fo:margin-bottom="0in" style:contextual-spacing="false"/>
      <style:text-properties officeooo:rsid="05707a8f" officeooo:paragraph-rsid="05707a8f"/>
    </style:style>
    <style:style style:name="P37" style:family="paragraph" style:parent-style-name="Text_20_body" style:list-style-name="L1">
      <style:paragraph-properties fo:margin-top="0in" fo:margin-bottom="0.0181in" style:contextual-spacing="false"/>
      <style:text-properties officeooo:rsid="05707a8f" officeooo:paragraph-rsid="05707a8f"/>
    </style:style>
    <style:style style:name="P38" style:family="paragraph" style:parent-style-name="Text_20_body">
      <style:paragraph-properties fo:margin-top="0in" fo:margin-bottom="0.0181in" style:contextual-spacing="false"/>
      <style:text-properties officeooo:paragraph-rsid="05dee598"/>
    </style:style>
    <style:style style:name="P39" style:family="paragraph" style:parent-style-name="Text_20_body">
      <style:paragraph-properties fo:text-align="end" style:justify-single-word="false" style:writing-mode="rl-tb"/>
      <style:text-properties officeooo:rsid="051fec76" officeooo:paragraph-rsid="06064660"/>
    </style:style>
    <style:style style:name="T1" style:family="text">
      <style:text-properties officeooo:rsid="04e7f806"/>
    </style:style>
    <style:style style:name="T2" style:family="text">
      <style:text-properties officeooo:rsid="05226f8d"/>
    </style:style>
    <style:style style:name="T3" style:family="text">
      <style:text-properties officeooo:rsid="056dcf6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5a1cfed" style:font-style-asian="italic" style:font-style-complex="italic"/>
    </style:style>
    <style:style style:name="T6" style:family="text">
      <style:text-properties fo:font-style="italic" officeooo:rsid="05b94141" style:font-style-asian="italic" style:font-style-complex="italic"/>
    </style:style>
    <style:style style:name="T7" style:family="text">
      <style:text-properties officeooo:rsid="05139ee2"/>
    </style:style>
    <style:style style:name="T8" style:family="text">
      <style:text-properties officeooo:rsid="05a1cfed"/>
    </style:style>
    <style:style style:name="T9" style:family="text">
      <style:text-properties officeooo:rsid="05a5313d"/>
    </style:style>
    <style:style style:name="T10" style:family="text">
      <style:text-properties officeooo:rsid="05bff72a"/>
    </style:style>
    <style:style style:name="T11" style:family="text">
      <style:text-properties officeooo:rsid="05c2e3e8"/>
    </style:style>
    <style:style style:name="T12" style:family="text">
      <style:text-properties officeooo:rsid="05c4120a"/>
    </style:style>
    <style:style style:name="T13" style:family="text">
      <style:text-properties officeooo:rsid="05c725fd"/>
    </style:style>
    <style:style style:name="T14" style:family="text">
      <style:text-properties officeooo:rsid="05c8ef1f"/>
    </style:style>
    <style:style style:name="T15" style:family="text">
      <style:text-properties fo:font-size="8pt" officeooo:rsid="05139ee2" style:font-size-asian="8pt" style:font-size-complex="8pt"/>
    </style:style>
    <style:style style:name="T16" style:family="text">
      <style:text-properties style:font-name="Monospace" style:font-size-asian="10.5pt" style:font-name-complex="David CLM1" style:font-weight-complex="normal"/>
    </style:style>
    <style:style style:name="T17" style:family="text">
      <style:text-properties style:font-name="Monospace" officeooo:rsid="05d848fb" style:font-size-asian="10.5pt" style:font-name-complex="David CLM1" style:font-weight-complex="normal"/>
    </style:style>
    <style:style style:name="T18" style:family="text">
      <style:text-properties style:font-name="Monospace" officeooo:rsid="05dee598" style:font-size-asian="10.5pt" style:font-name-complex="David CLM1" style:font-weight-complex="normal"/>
    </style:style>
    <style:style style:name="T19" style:family="text">
      <style:text-properties style:font-name="Monospace" officeooo:rsid="05ef12cf" style:font-size-asian="10.5pt" style:font-name-complex="David CLM1" style:font-weight-complex="normal"/>
    </style:style>
    <style:style style:name="T20" style:family="text">
      <style:text-properties style:font-name="Monospace" officeooo:rsid="05f0cd0c" style:font-size-asian="10.5pt" style:font-name-complex="David CLM1" style:font-weight-complex="normal"/>
    </style:style>
    <style:style style:name="T21" style:family="text">
      <style:text-properties style:font-name="Monospace" officeooo:rsid="062fc1c9" style:font-size-asian="10.5pt" style:font-name-complex="David CLM1" style:font-weight-complex="normal"/>
    </style:style>
    <style:style style:name="T22" style:family="text">
      <style:text-properties style:font-name="Monospace" officeooo:rsid="06316661" style:font-size-asian="10.5pt" style:font-name-complex="David CLM1" style:font-weight-complex="normal"/>
    </style:style>
    <style:style style:name="T23" style:family="text">
      <style:text-properties style:font-name="Monospace" officeooo:rsid="06385f6c" style:font-size-asian="10.5pt" style:font-name-complex="David CLM1" style:font-weight-complex="normal"/>
    </style:style>
    <style:style style:name="T24" style:family="text">
      <style:text-properties style:font-name="Monospace" officeooo:rsid="0639a514" style:font-size-asian="10.5pt" style:font-name-complex="David CLM1" style:font-weight-complex="normal"/>
    </style:style>
    <style:style style:name="T25" style:family="text">
      <style:text-properties style:font-name="Monospace" fo:language="en" fo:country="US" style:font-size-asian="10.5pt" style:font-name-complex="David CLM1" style:font-weight-complex="normal"/>
    </style:style>
    <style:style style:name="T26" style:family="text">
      <style:text-properties style:font-name="Monospace" fo:language="en" fo:country="US" fo:font-weight="bold" style:font-size-asian="10.5pt" style:font-weight-asian="bold" style:font-name-complex="David CLM1" style:font-weight-complex="bold"/>
    </style:style>
    <style:style style:name="T27" style:family="text">
      <style:text-properties style:font-name="Monospace" fo:font-weight="bold" style:font-size-asian="10.5pt" style:font-weight-asian="bold" style:font-name-complex="David CLM1" style:font-weight-complex="bold"/>
    </style:style>
    <style:style style:name="T28" style:family="text">
      <style:text-properties style:font-name="Monospace" fo:font-weight="bold" officeooo:rsid="062fc1c9" style:font-size-asian="10.5pt" style:font-weight-asian="bold" style:font-name-complex="David CLM1" style:font-weight-complex="bold"/>
    </style:style>
    <style:style style:name="T29" style:family="text">
      <style:text-properties style:font-name="Monospace" fo:font-weight="bold" officeooo:rsid="06316661" style:font-size-asian="10.5pt" style:font-weight-asian="bold" style:font-name-complex="David CLM1" style:font-weight-complex="bold"/>
    </style:style>
    <style:style style:name="T30" style:family="text">
      <style:text-properties style:font-name="Monospace" fo:font-weight="bold" officeooo:rsid="06385f6c" style:font-size-asian="10.5pt" style:font-weight-asian="bold" style:font-name-complex="David CLM1" style:font-weight-complex="bold"/>
    </style:style>
    <style:style style:name="T31" style:family="text">
      <style:text-properties style:font-name="Monospace" fo:font-weight="normal" officeooo:rsid="062fc1c9" style:font-size-asian="10.5pt" style:font-weight-asian="normal" style:font-name-complex="David CLM1" style:font-weight-complex="normal"/>
    </style:style>
    <style:style style:name="T32" style:family="text">
      <style:text-properties style:font-name="Monospace" fo:font-weight="normal" officeooo:rsid="06316661" style:font-size-asian="10.5pt" style:font-weight-asian="normal" style:font-name-complex="David CLM1" style:font-weight-complex="normal"/>
    </style:style>
    <style:style style:name="T33" style:family="text">
      <style:text-properties officeooo:rsid="04af6545"/>
    </style:style>
    <style:style style:name="T34" style:family="text">
      <style:text-properties style:font-name="Liberation Sans" fo:font-size="21pt" fo:font-weight="bold" officeooo:rsid="05d7bc38" style:font-name-asian="Noto Sans CJK SC Regular" style:font-size-asian="18.2000007629395pt" style:font-weight-asian="bold" style:font-name-complex="Nachlieli CLM1" style:font-size-complex="21pt" style:font-weight-complex="bold"/>
    </style:style>
    <style:style style:name="T35" style:family="text">
      <style:text-properties fo:color="#000000" loext:opacity="100%" style:font-name="Monospace" fo:font-size="12pt" fo:font-style="normal" fo:font-weight="normal" officeooo:rsid="05e25695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6" style:family="text">
      <style:text-properties fo:color="#000000" loext:opacity="100%" style:font-name="Monospace" fo:font-size="12pt" fo:font-style="normal" fo:font-weight="normal" officeooo:rsid="05dfebc8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7" style:family="text">
      <style:text-properties fo:color="#000000" loext:opacity="100%" style:font-name="Monospace" fo:font-size="12pt" fo:font-style="normal" fo:font-weight="normal" officeooo:rsid="0618f141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8" style:family="text">
      <style:text-properties fo:color="#000000" loext:opacity="100%" style:font-name="Monospace" fo:font-size="12pt" fo:font-style="normal" fo:font-weight="normal" officeooo:rsid="0656e34b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9" style:family="text">
      <style:text-properties fo:color="#000000" loext:opacity="100%" style:font-name="Monospace" fo:font-size="12pt" fo:font-style="normal" fo:font-weight="normal" officeooo:rsid="062aaa34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40" style:family="text">
      <style:text-properties fo:color="#000000" loext:opacity="100%" style:font-name="Monospace" fo:font-size="12pt" fo:language="en" fo:country="US" fo:font-style="normal" fo:font-weight="normal" officeooo:rsid="062fc1c9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41" style:family="text">
      <style:text-properties officeooo:rsid="05bfa8bb"/>
    </style:style>
    <style:style style:name="T42" style:family="text">
      <style:text-properties officeooo:rsid="05db7b22"/>
    </style:style>
    <style:style style:name="T43" style:family="text">
      <style:text-properties officeooo:rsid="05707a8f"/>
    </style:style>
    <style:style style:name="T44" style:family="text">
      <style:text-properties officeooo:rsid="059ef6f6"/>
    </style:style>
    <style:style style:name="T45" style:family="text">
      <style:text-properties fo:language="en" fo:country="US" officeooo:rsid="060e01c3"/>
    </style:style>
    <style:style style:name="T46" style:family="text">
      <style:text-properties officeooo:rsid="05180aee"/>
    </style:style>
    <style:style style:name="T47" style:family="text">
      <style:text-properties officeooo:rsid="051fec76"/>
    </style:style>
    <style:style style:name="T48" style:family="text">
      <style:text-properties officeooo:rsid="0518a5f0"/>
    </style:style>
    <style:style style:name="T49" style:family="text">
      <style:text-properties style:text-position="sub 58%"/>
    </style:style>
    <style:style style:name="T50" style:family="text">
      <style:text-properties style:text-position="sub 58%" fo:font-style="italic" style:font-style-asian="italic" style:font-style-complex="italic"/>
    </style:style>
    <style:style style:name="T51" style:family="text">
      <style:text-properties style:text-position="sub 58%" officeooo:rsid="051fec76"/>
    </style:style>
    <style:style style:name="T52" style:family="text">
      <style:text-properties style:text-position="sub 58%" officeooo:rsid="052623dc"/>
    </style:style>
    <style:style style:name="T53" style:family="text">
      <style:text-properties style:text-position="0% 100%"/>
    </style:style>
    <style:style style:name="T54" style:family="text">
      <style:text-properties style:text-position="0% 100%" officeooo:rsid="0518a5f0"/>
    </style:style>
    <style:style style:name="T55" style:family="text">
      <style:text-properties style:text-position="0% 100%" fo:font-style="italic" style:font-style-asian="italic" style:font-style-complex="italic"/>
    </style:style>
    <style:style style:name="T56" style:family="text">
      <style:text-properties style:text-position="0% 100%" officeooo:rsid="052623dc"/>
    </style:style>
    <style:style style:name="T57" style:family="text">
      <style:text-properties style:text-position="0% 100%" officeooo:rsid="0526c858"/>
    </style:style>
    <style:style style:name="T58" style:family="text">
      <style:text-properties style:text-position="0% 100%" officeooo:rsid="051fec76"/>
    </style:style>
    <style:style style:name="T59" style:family="text">
      <style:text-properties style:text-position="0% 100%" officeooo:rsid="05961008"/>
    </style:style>
    <style:style style:name="T60" style:family="text">
      <style:text-properties style:text-position="0% 100%" fo:language="en" fo:country="US"/>
    </style:style>
    <style:style style:name="T61" style:family="text">
      <style:text-properties style:text-position="0% 100%" fo:language="en" fo:country="US" officeooo:rsid="06120dab"/>
    </style:style>
    <style:style style:name="T62" style:family="text">
      <style:text-properties style:text-position="0% 100%" officeooo:rsid="0595a984"/>
    </style:style>
    <style:style style:name="T63" style:family="text">
      <style:text-properties officeooo:rsid="06064660"/>
    </style:style>
    <style:style style:name="T64" style:family="text">
      <style:text-properties style:font-name="David CLM" fo:language="en" fo:country="US" style:text-underline-style="none" fo:font-weight="normal" style:font-weight-asian="normal" style:font-name-complex="David CLM" style:font-weight-complex="normal"/>
    </style:style>
    <style:style style:name="T65" style:family="text">
      <style:text-properties officeooo:rsid="060f2395"/>
    </style:style>
    <style:style style:name="T66" style:family="text">
      <style:text-properties officeooo:rsid="0615593d"/>
    </style:style>
    <style:style style:name="T67" style:family="text">
      <style:text-properties officeooo:rsid="0616b39f"/>
    </style:style>
    <style:style style:name="T68" style:family="text">
      <style:text-properties officeooo:rsid="06213d5c"/>
    </style:style>
    <style:style style:name="T69" style:family="text">
      <style:text-properties style:font-name="David"/>
    </style:style>
    <style:style style:name="T70" style:family="text">
      <style:text-properties style:font-name="David" officeooo:rsid="06407c16"/>
    </style:style>
    <style:style style:name="T71" style:family="text">
      <style:text-properties style:font-name="David" officeooo:rsid="0642138f" style:font-size-asian="10.5pt" style:font-name-complex="David CLM1" style:font-weight-complex="normal"/>
    </style:style>
    <style:style style:name="T72" style:family="text">
      <style:text-properties style:font-name="David" officeooo:rsid="0646251d" style:font-size-asian="10.5pt" style:font-name-complex="David CLM1" style:font-weight-complex="normal"/>
    </style:style>
    <style:style style:name="T73" style:family="text">
      <style:text-properties style:font-name="David" officeooo:rsid="062c4cf1" style:font-size-asian="10.5pt" style:font-name-complex="David CLM1" style:font-weight-complex="normal"/>
    </style:style>
    <style:style style:name="T74" style:family="text">
      <style:text-properties style:font-name="David" officeooo:rsid="062d5bba" style:font-size-asian="10.5pt" style:font-name-complex="David CLM1" style:font-weight-complex="normal"/>
    </style:style>
    <style:style style:name="T75" style:family="text">
      <style:text-properties style:font-name="David" fo:language="en" fo:country="US" officeooo:rsid="0646251d" style:font-size-asian="10.5pt" style:font-name-complex="David CLM1" style:font-weight-complex="normal"/>
    </style:style>
    <style:style style:name="T76" style:family="text">
      <style:text-properties style:font-name="David" officeooo:rsid="064456df"/>
    </style:style>
    <style:style style:name="T77" style:family="text">
      <style:text-properties style:font-name="David" officeooo:rsid="06435662"/>
    </style:style>
    <style:style style:name="T78" style:family="text">
      <style:text-properties style:font-name="David" officeooo:rsid="062c4cf1"/>
    </style:style>
    <style:style style:name="T79" style:family="text">
      <style:text-properties style:font-name="David" fo:font-weight="bold" officeooo:rsid="062c4cf1" style:font-weight-asian="bold" style:font-weight-complex="bold"/>
    </style:style>
    <style:style style:name="T80" style:family="text">
      <style:text-properties style:font-name="David" officeooo:rsid="062d5bba"/>
    </style:style>
    <style:style style:name="T81" style:family="text">
      <style:text-properties style:font-name="David" fo:language="en" fo:country="US"/>
    </style:style>
    <style:style style:name="T82" style:family="text">
      <style:text-properties style:font-name="David" fo:language="en" fo:country="US" officeooo:rsid="062d5bba"/>
    </style:style>
    <style:style style:name="T83" style:family="text">
      <style:text-properties style:font-name="David" fo:language="en" fo:country="US" officeooo:rsid="062d5bba" style:font-size-asian="10.5pt" style:font-name-complex="David CLM1" style:font-weight-complex="normal"/>
    </style:style>
    <style:style style:name="T84" style:family="text">
      <style:text-properties officeooo:rsid="06435662"/>
    </style:style>
    <style:style style:name="T85" style:family="text">
      <style:text-properties officeooo:rsid="061db31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style:font-size-asian="10.5pt" style:font-name-complex="David CLM1"/>
    </style:style>
    <style:style style:name="T88" style:family="text">
      <style:text-properties officeooo:rsid="0646251d" style:font-size-asian="10.5pt" style:font-name-complex="David CLM1"/>
    </style:style>
    <style:style style:name="T89" style:family="text">
      <style:text-properties officeooo:rsid="06341513" style:font-size-asian="10.5pt" style:font-name-complex="David CLM1"/>
    </style:style>
    <style:style style:name="T90" style:family="text">
      <style:text-properties officeooo:rsid="062c4cf1"/>
    </style:style>
    <style:style style:name="T91" style:family="text">
      <style:text-properties officeooo:rsid="0632fc6e"/>
    </style:style>
    <style:style style:name="T92" style:family="text">
      <style:text-properties officeooo:rsid="05bbc548"/>
    </style:style>
    <style:style style:name="T93" style:family="text">
      <style:text-properties officeooo:rsid="05b6d1f3"/>
    </style:style>
    <style:style style:name="T94" style:family="text">
      <style:text-properties officeooo:rsid="05bea3e8"/>
    </style:style>
    <style:style style:name="T95" style:family="text">
      <style:text-properties officeooo:rsid="05b94141"/>
    </style:style>
    <style:style style:name="T96" style:family="text">
      <style:text-properties officeooo:rsid="06385f6c"/>
    </style:style>
    <style:style style:name="T97" style:family="text">
      <style:text-properties officeooo:rsid="0639a514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<text:span text:style-name="T2">מטלה</text:span><text:span text:style-name="T33"> </text:span><text:span text:style-name="T3">- אלגוריתמים </text:span><text:span text:style-name="T34">מגלי-אמת</text:span></text:h>
      <text:p text:style-name="P27">‫יש לענות על שאלה אחת לבחירתכם. שאלות רגילות מזכות בנקודה אחת. שאלות או סעיפים עם כוכבית‬ מזכים בנקודה נוספת.‬</text:p>
      <text:p text:style-name="P27">‫יש להוכיח את נכונות התשובות. אפשר לכתוב אלגוריתם בפסאודו-קוד, אבל הוא צריך להיות מדוייק ‫ומפורט ברמה של שפת תיכנות.‬</text:p>
      <text:p text:style-name="P8"/>
      <text:p text:style-name="P13">שאלה <text:span text:style-name="T45">1</text:span><text:span text:style-name="T13">:</text:span> <text:span text:style-name="T9">אלגוריתם </text:span><text:span text:style-name="T36">מגלה-אמת</text:span><text:span text:style-name="T9"> למציאת </text:span><text:span text:style-name="T39">השמה מקסימלית</text:span></text:p>
      <text:p text:style-name="P30"><text:span text:style-name="T78">נתונים n שחקנים ו־n חפצים </text:span><text:span text:style-name="T70">בדידים</text:span><text:span text:style-name="T78">. צריך לתת חפץ </text:span><text:span text:style-name="הבחנה"><text:span text:style-name="T90">אחד בדיוק</text:span></text:span><text:span text:style-name="T78"> לכל שחקן, כך שסכום הערכים יהיה גדול ביותר. </text:span><text:span text:style-name="T73">ה</text:span><text:span text:style-name="T78">אלגוריתם צריך להיות </text:span><text:span text:style-name="T79">מגלה אמת</text:span><text:span text:style-name="T78">.</text:span></text:p>
      <text:p text:style-name="P29"><text:span text:style-name="T69">א. הדגימו </text:span><text:span text:style-name="T80">את פעולת אלגוריתם VCG </text:span><text:span text:style-name="T82">על בעיית השמה עם שני אנשים ושני חפצים.</text:span></text:p>
      <text:p text:style-name="P31"><text:span text:style-name="T74">ב</text:span><text:span text:style-name="T78">. הדגימו </text:span><text:span text:style-name="T80">את פעולת אלגוריתם VCG </text:span><text:span text:style-name="T82">על בעיית השמה עם </text:span><text:span text:style-name="T83">שלושה</text:span><text:span text:style-name="T82"> אנשים ו</text:span><text:span text:style-name="T83">שלושה </text:span><text:span text:style-name="T82">חפצים.</text:span></text:p>
      <text:p text:style-name="P32"><text:span text:style-name="T82">ג. </text:span><text:span text:style-name="T81">כתבו קוד בפייתון, הפותר את הבעיה באופן כללי.</text:span></text:p>
      <text:p text:style-name="P33"><text:span text:style-name="T64"/></text:p>
      <text:p text:style-name="P19"><text:span text:style-name="T44">* שאלה</text:span><text:span text:style-name="T1"> </text:span><text:span text:style-name="T35">2</text:span><text:span text:style-name="T44">:</text:span> <text:span text:style-name="T92">עידוד השתתפות</text:span></text:p>
      <text:p text:style-name="P35"><text:span text:style-name="T30">הגדרה</text:span><text:span text:style-name="T93">: אלגוריתם הוא </text:span><text:span text:style-name="T5">מעודד השתתפות </text:span><text:span text:style-name="T8">אם התועלת של כל שחקן המשתתף באלגוריתם היא לפחות 0 <text:line-break/>(אף אחד לא ניזוק מהשתתפות באלגוריתם).</text:span></text:p>
      <text:p text:style-name="P35"><text:span text:style-name="T8">נתונה בעיה כללית של החלטה בין אפשרויות שונות (כמו בעיית </text:span><text:span text:style-name="T93">"</text:span><text:span text:style-name="T24">בחירת המסעדה</text:span><text:span text:style-name="T93">"</text:span><text:span text:style-name="T8"> שהודגמה בשיעור).</text:span></text:p>
      <text:p text:style-name="P35"><text:span text:style-name="T94">א. הוכיחו, שאם כל שחקן מייחס ערך לפחות 0 לכל אפשרות </text:span><text:span text:style-name="T6">שאינה </text:span><text:span text:style-name="T95">כוללת אותו, אז אלגוריתם VCG מעודד השתתפות.</text:span></text:p>
      <text:p text:style-name="P35"><text:span text:style-name="T94">ב. הראו, שאם התנאי לא מתקיים, אז אלגוריתם VCG אינו מעודד השתתפות.</text:span></text:p>
      <text:p text:style-name="P25"/>
      <text:p text:style-name="P14"><text:span text:style-name="T8">שאלה </text:span><text:span text:style-name="T65">3</text:span><text:span text:style-name="T8">: </text:span><text:span text:style-name="T40">איזון תקציבי</text:span></text:p>
      <text:p text:style-name="P34"><text:span text:style-name="T19">ה</text:span><text:span text:style-name="T16">גדרה: אלגוריתם נקרא </text:span><text:span text:style-name="T27">מאוזן תקציבית (</text:span><text:span text:style-name="T26">budget balanced)</text:span><text:span text:style-name="T25"> אם סכום התשלומים הוא אפס – כל התשלומים עוברים בין השחקנים לבין עצמם. “המכרז השווה" הוא מאוזן תקציבית, אבל מכרז ויקרי אינו מאוזן תקציבית.</text:span></text:p>
      <text:p text:style-name="P28"><text:span text:style-name="T19">א</text:span><text:span text:style-name="T41">. </text:span><text:span text:style-name="T21">ניתן להפוך את “מכרז ויקרי” למאוזן תקציבית ע”י חלוקת הסכום, שמשלם הזוכה, שווה בשווה בין השחקנים. הוכיחו, שהאלגוריתם המתקבל </text:span><text:span text:style-name="T28">אינו </text:span><text:span text:style-name="T21">מגלה אמת</text:span><text:span text:style-name="T17">.</text:span></text:p>
      <text:p text:style-name="P28"><text:span text:style-name="T20">* ב</text:span><text:span text:style-name="T14">. </text:span><text:span text:style-name="T21">הוכיחו, שלא קיים אלגוריתם </text:span><text:span text:style-name="T22">שהוא גם</text:span><text:span text:style-name="T21"> </text:span><text:span text:style-name="T28">יעיל-פארטו</text:span><text:span text:style-name="T21">, </text:span><text:span text:style-name="T22">גם </text:span><text:span text:style-name="T28">מאוזן תקציבית</text:span><text:span text:style-name="T21">, </text:span><text:span text:style-name="T31">ו</text:span><text:span text:style-name="T32">גם </text:span><text:span text:style-name="T28">מגלה אמת</text:span><text:span text:style-name="T17">, </text:span><text:span text:style-name="T21">לחלוקת חפץ אחד בין שני שחקנים.</text:span></text:p>
      <text:p text:style-name="P5"/>
      <text:p text:style-name="P12"><text:soft-page-break/>שאלה <text:span text:style-name="T63">4</text:span>: <text:span text:style-name="T7">מכרזי פירסום - איכות המודעה</text:span><text:span text:style-name="T15"> (הקורס של טים, תרגילים 32, 34)</text:span></text:p>
      <text:p text:style-name="P3">בשיעור הנחנו<text:span text:style-name="T46">,</text:span> <text:span text:style-name="T46">שהסתברות ההקלקה על מודעה מסויימת תלויה רק במיקום שלה ולא במודעה. במציאות, הסתברות ההקלקה על מודעה תלויה גם במיקום וגם במודעה עצמה.</text:span></text:p>
      <text:p text:style-name="P4"><text:span text:style-name="T47">א. </text:span>נניח <text:span text:style-name="T48">שלכל </text:span>מודעה <text:span text:style-name="T4">j</text:span> יש מקדם איכות <text:span text:style-name="T4">q</text:span><text:span text:style-name="T50">j</text:span><text:span text:style-name="T49">, <text:s/></text:span><text:span text:style-name="T53">והסתברות ההקלקה </text:span><text:span text:style-name="T54">כש</text:span><text:span text:style-name="T53">שמים אותה במקום </text:span><text:span text:style-name="T55">k</text:span><text:span text:style-name="T53"> היא:</text:span></text:p>
      <text:p text:style-name="P9"><text:span text:style-name="T53">r</text:span><text:span text:style-name="T51">j,</text:span><text:span text:style-name="T49">k</text:span><text:span text:style-name="T52"> </text:span><text:span text:style-name="T56"><text:s/>= </text:span><text:span text:style-name="T53">r</text:span><text:span text:style-name="T49">k</text:span><text:span text:style-name="T53">*q</text:span><text:span text:style-name="T49">j</text:span></text:p>
      <text:p text:style-name="P39"><text:span text:style-name="T53">תארו אלגוריתם המשבץ מודעות למיקומים וממקסם את סכום הערכים. </text:span><text:span text:style-name="T62">הוכיחו את נכונות האלגוריתם.</text:span></text:p>
      <text:p text:style-name="P16"><text:span text:style-name="T57">ב. </text:span><text:span text:style-name="T53">נניח שהסתברות ההקלקה של מודעה נתונה על-ידי פונקציה לא-ליניארית כלשהי:</text:span></text:p>
      <text:p text:style-name="P10"><text:span text:style-name="T53">r</text:span><text:span text:style-name="T51">j,</text:span><text:span text:style-name="T49">k</text:span><text:span text:style-name="T52"> </text:span><text:span text:style-name="T56"><text:s/>= </text:span><text:span text:style-name="T61">f(</text:span><text:span text:style-name="T53">r</text:span><text:span text:style-name="T49">k,</text:span><text:span text:style-name="T53">q</text:span><text:span text:style-name="T49">j</text:span><text:span text:style-name="T61">)</text:span></text:p>
      <text:p text:style-name="P15"><text:span text:style-name="T57">הראו דוגמה </text:span><text:span text:style-name="T53">לפונקציה </text:span><text:span text:style-name="T60">f כלשהי, </text:span><text:span text:style-name="T57">שבה </text:span><text:span text:style-name="T58">האלגוריתם </text:span><text:span text:style-name="T59">מסעיף א </text:span><text:span text:style-name="T58">לא עובד </text:span><text:span text:style-name="T57">(</text:span><text:span text:style-name="T58">לא מוצא שיבוץ הממקסם את סכום הערכים</text:span><text:span text:style-name="T57">).</text:span></text:p>
      <text:p text:style-name="P20"/>
      <text:p text:style-name="P11">שאלה<text:span text:style-name="T1"> 5</text:span>: <text:span text:style-name="T12">אלגוריתם </text:span><text:span text:style-name="T42">מגלה-אמת </text:span><text:span text:style-name="T12">להקצאת מעונות לסטודנטים</text:span></text:p>
      <text:p text:style-name="P6">משרד המעונות של האוניברסיטה מקצה מעונות לסטודנטים בעזרת האלגוריתם הבא:</text:p>
      <text:list xml:id="list1923227132" text:style-name="L1">
        <text:list-item>
          <text:p text:style-name="P36">כל סטודנט רושם, <text:span text:style-name="T66">מבין כל סוגי המעונות הקיימים, את </text:span>שלושת <text:span text:style-name="T66">ה</text:span>סוגי<text:span text:style-name="T66">ם</text:span> שהוא הכי רוצה, לפי הסדר <text:span text:style-name="T67">(עדיפות ראשונה – עדיפות שניה – עדיפות שלישית)</text:span>.</text:p>
        </text:list-item>
        <text:list-item>
          <text:p text:style-name="P36">המשרד מסדר את הסטודנטים לפי סדר עדיפות כלשהו (ותק, ציונים וכד').</text:p>
        </text:list-item>
        <text:list-item>
          <text:p text:style-name="P37">המשרד עובר על הסטודנטים לפי הסדר, ונותן לכל סטודנט את החדר הכי גבוה בדירוג שלו שעדיין זמין. אם כל השלושה לא זמינים, הסטודנט מקבל חדר זמין כלשהו באקראי.</text:p>
        </text:list-item>
      </text:list>
      <text:p text:style-name="P6">א. הוכיחו <text:span text:style-name="T10">שהאלגוריתם </text:span>אינו מגלה-אמת.</text:p>
      <text:p text:style-name="P6">ב. הוכיחו, שגם אם כל הסטודנטים מדווחים את ההעדפות האמיתיות שלהם, <text:span text:style-name="T11">האלגוריתם</text:span> אינו יעיל פארטו.</text:p>
      <text:p text:style-name="P7"><text:span text:style-name="T43">ג. הציעו שיפור קטן </text:span><text:span text:style-name="T10">לאלגוריתם</text:span><text:span text:style-name="T43">, שיהפוך אותו </text:span><text:span text:style-name="T18">ל</text:span><text:span text:style-name="T17">מגלה-אמת</text:span><text:span text:style-name="T43"> וגם יעיל פארטו.</text:span></text:p>
      <text:p text:style-name="P7"/>
      <text:p text:style-name="P18">שאלה<text:span text:style-name="T37"> </text:span><text:span text:style-name="T38">6</text:span>: <text:span text:style-name="T68">השמת חפצים ללא כסף </text:span><text:span text:style-name="T85">[שידור חוזר ממטלה קודמת]</text:span></text:p>
      <text:p text:style-name="P26"><text:span text:style-name="T69">נתונים n שחקנים ו־n חפצים </text:span><text:span text:style-name="T70">בדידים</text:span><text:span text:style-name="T69">. צריך לתת חפץ </text:span><text:span text:style-name="הבחנה">אחד בדיוק</text:span><text:span text:style-name="T69"> לכל שחקן, </text:span><text:span text:style-name="הבחנה">ללא</text:span><text:span text:style-name="T69"> כספים. תארו אלגוריתמים </text:span><text:span text:style-name="T71">יעילים </text:span><text:span text:style-name="T72">(- זמן ריצה פולינומיאלי ב-</text:span><text:span text:style-name="T75">n)</text:span><text:span text:style-name="T71"> </text:span><text:span text:style-name="T69">למציאת השמות המקיימות את התנאים הבאים:</text:span></text:p>
      <text:p text:style-name="P24"><text:span text:style-name="T77"/></text:p>
      <text:p text:style-name="P24"><text:span text:style-name="T77">ב</text:span><text:span text:style-name="T69">. </text:span><text:span text:style-name="T76">השמה אגליטרית - הממקסמת את </text:span><text:span text:style-name="T70">הערך הקטן ביותר</text:span><text:span text:style-name="T69">.</text:span></text:p>
      <text:p text:style-name="P23"/>
      <text:p text:style-name="P23">* <text:span text:style-name="T84">ג</text:span>. השמה לקסימין־אגליטרית.</text:p>
      <text:p text:style-name="P22"/>
      <text:p text:style-name="P22">הוכיחו את נכונות האלגוריתמים. </text:p>
      <text:p text:style-name="P22"/>
      <text:p text:style-name="P21"><text:span text:style-name="T86">שימו לב</text:span>: <text:s/><text:span text:style-name="T88">זמן </text:span><text:span text:style-name="T89">ה</text:span><text:span text:style-name="T88">ריצה </text:span><text:span text:style-name="T87">צריך להיות </text:span><text:span text:style-name="T88">פולינומיאלי ב-n. </text:span><text:span text:style-name="T87">לכן לא יתקבלו פתרונות העוברים על כל ההשמות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avid" svg:font-family="David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325" style:display-name="ListLabel 325" style:family="text">
      <style:text-properties style:font-name-complex="OpenSymbol2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2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2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2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2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2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2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2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2" style:font-family-complex="OpenSymbol" style:font-family-generic-complex="system" style:font-pitch-complex="variable"/>
    </style:style>
    <style:style style:name="Default_20_Paragraph_20_Font" style:display-name="Default Paragraph Font" style:family="text"/>
    <style:style style:name="הבחנה" style:family="text" style:parent-style-name="Default_20_Paragraph_20_Font">
      <style:text-properties style:font-name="Arial" fo:font-family="Arial" style:font-family-generic="roman" style:font-pitch="variable" fo:letter-spacing="0.0043in" style:font-name-complex="Arial1" style:font-family-complex="Arial" style:font-family-generic-complex="system" style:font-pitch-complex="variable" style:text-scale="11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ListLabel_20_325" style:num-suffix="" text:bullet-char="">
        <style:list-level-properties text:list-level-position-and-space-mode="label-alignment" fo:text-align="end">
          <style:list-level-label-alignment text:label-followed-by="listtab" text:list-tab-stop-position="0.5445in" fo:text-indent="-0.25in" fo:margin-left="0.5445in"/>
        </style:list-level-properties>
        <style:text-properties fo:font-family="Symbol" style:font-charset="x-symbol"/>
      </text:list-level-style-bullet>
      <text:list-level-style-bullet text:level="2" text:style-name="ListLabel_20_326" style:num-suffix="◦" text:bullet-char="◦">
        <style:list-level-properties text:list-level-position-and-space-mode="label-alignment" fo:text-align="end">
          <style:list-level-label-alignment text:label-followed-by="listtab" text:list-tab-stop-position="0.7945in" fo:text-indent="-0.25in" fo:margin-left="0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27" style:num-suffix="▪" text:bullet-char="▪">
        <style:list-level-properties text:list-level-position-and-space-mode="label-alignment" fo:text-align="end">
          <style:list-level-label-alignment text:label-followed-by="listtab" text:list-tab-stop-position="1.0445in" fo:text-indent="-0.25in" fo:margin-left="1.0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28" style:num-suffix="" text:bullet-char="">
        <style:list-level-properties text:list-level-position-and-space-mode="label-alignment" fo:text-align="end">
          <style:list-level-label-alignment text:label-followed-by="listtab" text:list-tab-stop-position="1.2945in" fo:text-indent="-0.25in" fo:margin-left="1.2945in"/>
        </style:list-level-properties>
        <style:text-properties fo:font-family="Symbol" style:font-charset="x-symbol"/>
      </text:list-level-style-bullet>
      <text:list-level-style-bullet text:level="5" text:style-name="ListLabel_20_329" style:num-suffix="◦" text:bullet-char="◦">
        <style:list-level-properties text:list-level-position-and-space-mode="label-alignment" fo:text-align="end">
          <style:list-level-label-alignment text:label-followed-by="listtab" text:list-tab-stop-position="1.5445in" fo:text-indent="-0.25in" fo:margin-left="1.5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0" style:num-suffix="▪" text:bullet-char="▪">
        <style:list-level-properties text:list-level-position-and-space-mode="label-alignment" fo:text-align="end">
          <style:list-level-label-alignment text:label-followed-by="listtab" text:list-tab-stop-position="1.7945in" fo:text-indent="-0.25in" fo:margin-left="1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31" style:num-suffix="" text:bullet-char="">
        <style:list-level-properties text:list-level-position-and-space-mode="label-alignment" fo:text-align="end">
          <style:list-level-label-alignment text:label-followed-by="listtab" text:list-tab-stop-position="2.0445in" fo:text-indent="-0.25in" fo:margin-left="2.0445in"/>
        </style:list-level-properties>
        <style:text-properties fo:font-family="Symbol" style:font-charset="x-symbol"/>
      </text:list-level-style-bullet>
      <text:list-level-style-bullet text:level="8" text:style-name="ListLabel_20_332" style:num-suffix="◦" text:bullet-char="◦">
        <style:list-level-properties text:list-level-position-and-space-mode="label-alignment" fo:text-align="end">
          <style:list-level-label-alignment text:label-followed-by="listtab" text:list-tab-stop-position="2.2945in" fo:text-indent="-0.25in" fo:margin-left="2.2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33" style:num-suffix="▪" text:bullet-char="▪">
        <style:list-level-properties text:list-level-position-and-space-mode="label-alignment" fo:text-align="end">
          <style:list-level-label-alignment text:label-followed-by="listtab" text:list-tab-stop-position="2.5445in" fo:text-indent="-0.25in" fo:margin-left="2.544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2-12-14T18:42:08.258000000</dc:date>
    <meta:editing-duration>P11DT21H3M29S</meta:editing-duration>
    <meta:editing-cycles>1408</meta:editing-cycles>
    <meta:document-statistic meta:table-count="0" meta:image-count="0" meta:object-count="0" meta:page-count="2" meta:paragraph-count="41" meta:word-count="557" meta:character-count="3149" meta:non-whitespace-character-count="2633"/>
  </office:meta>
</office:document-meta>
</file>